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7B1000027B14375E09A90334CAB.svm" manifest:media-type=""/>
  <manifest:file-entry manifest:full-path="Pictures/10000000000001A70000017780514BE422B90B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40b6d" officeooo:paragraph-rsid="00040b6d"/>
    </style:style>
    <style:style style:name="T1" style:family="text">
      <style:text-properties fo:font-size="14pt" fo:font-weight="bold" style:font-name-asian="Wingdings 3" style:font-size-asian="14pt" style:font-weight-asian="bold" style:font-size-complex="14pt"/>
    </style:style>
    <style:style style:name="T2" style:family="text">
      <style:text-properties fo:font-size="14pt" fo:font-weight="bold" officeooo:rsid="00038272" style:font-name-asian="Wingdings 3" style:font-size-asian="14pt" style:font-weight-asian="bold" style:font-size-complex="14pt"/>
    </style:style>
    <style:style style:name="T3" style:family="text">
      <style:text-properties fo:font-size="14pt" fo:font-weight="bold" officeooo:rsid="0004694a" style:font-name-asian="Wingdings 3" style:font-size-asian="14pt" style:font-weight-asian="bold" style:font-size-complex="14pt"/>
    </style:style>
    <style:style style:name="T4" style:family="text">
      <style:text-properties fo:font-size="14pt" fo:font-weight="bold" officeooo:rsid="0005d853" style:font-name-asian="Wingdings 3" style:font-size-asian="14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ДОДАТОК </text:span><text:span text:style-name="T1">С</text:span><text:span text:style-name="T2">. </text:span><text:span text:style-name="T4">– </text:span><text:span text:style-name="T1">Аналіз ризиків.</text:span></text:p>
      <text:p text:style-name="P1"><text:span text:style-name="T1"/></text:p>
      <text:p text:style-name="P1"><draw:frame draw:style-name="fr1" draw:name="Изображение1" text:anchor-type="paragraph" svg:x="7.985cm" svg:y="2.21cm" svg:width="9.664cm" svg:height="8.243cm" draw:z-index="0"><draw:image xlink:href="Pictures/20000009000027B1000027B14375E09A90334CAB.svm" xlink:type="simple" xlink:show="embed" xlink:actuate="onLoad"/></draw:frame><draw:frame draw:style-name="fr1" draw:name="Изображение2" text:anchor-type="paragraph" svg:x="-1.194cm" svg:y="2.101cm" svg:width="9.181cm" svg:height="8.14cm" draw:z-index="1"><draw:image xlink:href="Pictures/10000000000001A70000017780514BE422B90B91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7S</meta:editing-duration>
    <meta:editing-cycles>4</meta:editing-cycles>
    <meta:generator>LibreOffice/5.1.4.2$Windows_x86 LibreOffice_project/f99d75f39f1c57ebdd7ffc5f42867c12031db97a</meta:generator>
    <dc:date>2017-12-21T10:50:52.647000000</dc:date>
    <meta:document-statistic meta:table-count="0" meta:image-count="2" meta:object-count="0" meta:page-count="1" meta:paragraph-count="1" meta:word-count="4" meta:character-count="28" meta:non-whitespace-character-count="24"/>
    <meta:user-defined meta:name="Info 1"/>
    <meta:user-defined meta:name="Info 2"/>
    <meta:user-defined meta:name="Info 3"/>
    <meta:user-defined meta:name="Info 4"/>
  </office:meta>
</office:document-meta>
</file>